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9.572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fo:color="#000000" style:font-name="Arial1" style:font-name-asian="Arial1" style:font-name-complex="Arial1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text-underline-style="none" style:text-underline-color="font-color" style:text-line-through-type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379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516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765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815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364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552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546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7.169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6.374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7.98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IUM</text:p>
          </table:table-cell>
          <table:table-cell office:value-type="string" calcext:value-type="string">
            <text:p>N° de l’unité médicale 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Notation identique à celle du fichier RSS. A partir de M3 2013, consignes particulières pour <text:span text:style-name="T2">les types 30 et 60 (cf. note ci-dessous)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</text:p>
          </table:table-cell>
          <table:table-cell office:value-type="string" calcext:value-type="string">
            <text:p>N° FINESS Géographique </text:p>
          </table:table-cell>
          <table:table-cell office:value-type="string" calcext:value-type="string">
            <text:p>FGE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Obligatoire depuis 2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UM</text:p>
          </table:table-cell>
          <table:table-cell office:value-type="string" calcext:value-type="string">
            <text:p>Type d’autorisation </text:p>
          </table:table-cell>
          <table:table-cell office:value-type="string" calcext:value-type="string">
            <text:p>TYAU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<text:span text:style-name="T3">Cadré à gauche. La nomenclature utilisée sera </text:span><text:span text:style-name="T4">diffusée ultérieurement. Exemple : pour réanimation hors pédiatrie : mettre « 01_ », où _ signifie « blanc ».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</text:p>
          </table:table-cell>
          <table:table-cell office:value-type="string" calcext:value-type="string">
            <text:p>Date d’effet de l’autorisation </text:p>
          </table:table-cell>
          <table:table-cell office:value-type="string" calcext:value-type="string">
            <text:p>DEAU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Format de date jjmmaaa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</text:p>
          </table:table-cell>
          <table:table-cell office:value-type="string" calcext:value-type="string">
            <text:p>Nombre de lits </text:p>
          </table:table-cell>
          <table:table-cell office:value-type="string" calcext:value-type="string">
            <text:p>NBLIT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3 caractères « espace » si pas d’autorisation, sinon au format « 000 » (par exemple pour un chiffre 2, écrire « 002 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</text:p>
          </table:table-cell>
          <table:table-cell office:value-type="string" calcext:value-type="string">
            <text:p>Mode d’hospitalisation </text:p>
          </table:table-cell>
          <table:table-cell office:value-type="string" calcext:value-type="string">
            <text:p>MODHO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'=c : hc -- =p : hp <text:s/>-- =m : mi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3.734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cription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office:value-type="string" calcext:value-type="string">
            <text:p>Fichier d'autorisation des UMs à indiquer à GENRSA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à partir de la doc de GENRSA 17.1.0.4 le 01/10/2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part pour la date, les champs sont tous mis en 'alpha' car il y a une gestion particulière des espa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1:48.4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2:20.579000000</dc:date>
    <meta:editing-duration>PT1H42M12S</meta:editing-duration>
    <meta:editing-cycles>29</meta:editing-cycles>
    <meta:document-statistic meta:table-count="2" meta:cell-count="84" meta:object-count="0"/>
  </office:meta>
</office:document-meta>
</file>